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xml.setApplication( String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xml.setBase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xml.set_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xml.Vxml( String version , String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xml.Vxml( String version , String base , String lang , String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xm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xml.Vxml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xml.V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